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2cm"/>
    </style:style>
    <style:style style:name="gr2" style:family="graphic" style:parent-style-name="standard">
      <style:graphic-properties draw:stroke="none" svg:stroke-color="#000000" draw:fill="none" draw:fill-color="#ffffff" fo:min-height="0.715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wrap-option="wrap"/>
    </style:style>
    <style:style style:name="gr7" style:family="graphic" style:parent-style-name="standard">
      <style:graphic-properties draw:marker-end="Arrowheads_20_1" draw:textarea-horizontal-align="center" draw:textarea-vertical-align="middle"/>
    </style:style>
    <style:style style:name="gr8" style:family="graphic" style:parent-style-name="standard">
      <style:graphic-properties draw:marker-start="Arrowheads_20_1" draw:marker-end="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782cm" svg:height="1.27cm" svg:x="0cm" svg:y="0.298cm">
          <draw:text-box>
            <text:p text:style-name="P1">Client Code</text:p>
          </draw:text-box>
        </draw:frame>
        <draw:frame draw:style-name="gr2" draw:text-style-name="P2" draw:layer="layout" svg:width="6.782cm" svg:height="0.965cm" svg:x="6.782cm" svg:y="0.298cm">
          <draw:text-box>
            <text:p text:style-name="P2">RPCService</text:p>
          </draw:text-box>
        </draw:frame>
        <draw:frame draw:style-name="gr2" draw:text-style-name="P2" draw:layer="layout" svg:width="6.782cm" svg:height="0.965cm" svg:x="13.538cm" svg:y="0.298cm">
          <draw:text-box>
            <text:p text:style-name="P2">Command Object</text:p>
          </draw:text-box>
        </draw:frame>
        <draw:custom-shape draw:style-name="gr3" draw:text-style-name="P3" xml:id="id1" draw:id="id1" draw:layer="layout" svg:width="4.445cm" svg:height="1.27cm" svg:x="7.898cm" svg:y="3.218cm">
          <text:p text:style-name="P1"><text:span text:style-name="T1">Receive XHR Respons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2" draw:id="id2" draw:layer="layout" svg:width="2.54cm" svg:height="2.54cm" svg:x="8.86cm" svg:y="5.758cm">
          <text:p text:style-name="P1"><text:span text:style-name="T1">isSucces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draw:type="line" svg:x1="10.121cm" svg:y1="4.488cm" svg:x2="10.13cm" svg:y2="5.758cm" draw:start-shape="id1" draw:start-glue-point="6" draw:end-shape="id2" draw:end-glue-point="4" svg:d="m10121 4488 9 1270">
          <text:p/>
        </draw:connector>
        <draw:custom-shape draw:style-name="gr3" draw:text-style-name="P3" xml:id="id3" draw:id="id3" draw:layer="layout" svg:width="4.445cm" svg:height="1.27cm" svg:x="14.553cm" svg:y="4.488cm">
          <text:p text:style-name="P1"><text:span text:style-name="T1">Process respons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4" draw:layer="layout" draw:type="line" svg:x1="11.4cm" svg:y1="7.028cm" svg:x2="14.553cm" svg:y2="5.123cm" draw:start-shape="id2" draw:start-glue-point="7" draw:end-shape="id3" draw:end-glue-point="5" svg:d="m11400 7028 3153-1905">
          <text:p text:style-name="P1"><text:span text:style-name="T2">true: onSuccess()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</draw:connector>
        <draw:custom-shape draw:style-name="gr6" draw:text-style-name="P3" xml:id="id4" draw:id="id4" draw:layer="layout" svg:width="4.445cm" svg:height="1.27cm" svg:x="14.553cm" svg:y="8.298cm">
          <text:p text:style-name="P1"><text:span text:style-name="T1">Process error status &amp; messag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4" draw:layer="layout" draw:type="line" svg:x1="11.4cm" svg:y1="7.028cm" svg:x2="14.553cm" svg:y2="8.933cm" draw:start-shape="id2" draw:start-glue-point="7" draw:end-shape="id4" draw:end-glue-point="5" svg:d="m11400 7028 3153 1905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false: onFailure()</text:span></text:p>
        </draw:connector>
        <draw:custom-shape draw:style-name="gr3" draw:text-style-name="P3" xml:id="id5" draw:id="id5" draw:layer="layout" svg:width="2.565cm" svg:height="2.54cm" svg:x="15.492cm" svg:y="10.838cm">
          <text:p text:style-name="P1"><text:span text:style-name="T1">isSucces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18.998cm" svg:y1="5.123cm" svg:x2="18.057cm" svg:y2="12.108cm" draw:start-shape="id3" draw:start-glue-point="7" draw:end-shape="id5" svg:d="m18998 5123h501v6985h-1442">
          <text:p/>
        </draw:connector>
        <draw:connector draw:style-name="gr4" draw:text-style-name="P1" draw:layer="layout" svg:x1="16.776cm" svg:y1="9.568cm" svg:x2="16.775cm" svg:y2="10.838cm" draw:start-shape="id4" draw:start-glue-point="6" draw:end-shape="id5" draw:end-glue-point="4" svg:d="m16776 9568v636h-1v634">
          <text:p/>
        </draw:connector>
        <draw:connector draw:style-name="gr5" draw:text-style-name="P4" draw:layer="layout" svg:x1="15.492cm" svg:y1="12.108cm" svg:x2="5.588cm" svg:y2="12.954cm" draw:start-shape="id5" draw:start-glue-point="5" draw:end-shape="id6" draw:end-glue-point="7" svg:d="m15492 12108h-4952v846h-4952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true: onSuccess()</text:span></text:p>
        </draw:connector>
        <draw:connector draw:style-name="gr5" draw:text-style-name="P4" draw:layer="layout" svg:x1="15.492cm" svg:y1="12.108cm" svg:x2="5.588cm" svg:y2="11.138cm" draw:start-shape="id5" draw:start-glue-point="5" draw:end-shape="id7" draw:end-glue-point="7" svg:d="m15492 12108h-4952v-970h-4952">
          <text:p text:style-name="P1"><text:span text:style-name="T2">false: onFailure()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</draw:connector>
        <draw:custom-shape draw:style-name="gr3" draw:text-style-name="P3" draw:layer="layout" svg:width="4.445cm" svg:height="1.27cm" svg:x="7.899cm" svg:y="1.555cm">
          <text:p text:style-name="P1"><text:span text:style-name="T1">Execute XHR</text:span></text:p>
          <text:p text:style-name="P1"><text:span text:style-name="T1">Reques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3" xml:id="id8" draw:id="id8" draw:layer="layout" svg:width="4.445cm" svg:height="1.27cm" svg:x="7.899cm" svg:y="14.306cm">
          <text:p text:style-name="P1"><text:span text:style-name="T1">Get Data to be Cach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3.366cm" svg:y1="13.589cm" svg:x2="7.899cm" svg:y2="14.941cm" draw:start-shape="id6" draw:start-glue-point="6" draw:end-shape="id8" svg:d="m3366 13589v1352h4533">
          <text:p/>
        </draw:connector>
        <draw:custom-shape draw:style-name="gr6" draw:text-style-name="P3" draw:layer="layout" svg:width="4.445cm" svg:height="1.27cm" svg:x="14.554cm" svg:y="14.306cm">
          <text:p text:style-name="P1"><text:span text:style-name="T1">Compute cacheable representation of respons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7" draw:text-style-name="P4" draw:layer="layout" svg:x1="12.318cm" svg:y1="14.835cm" svg:x2="14.553cm" svg:y2="14.81cm">
          <text:p text:style-name="P1"><text:span text:style-name="T2">getCache</text:span></text:p>
          <text:p text:style-name="P1"><text:span text:style-name="T2">Values()</text:span></text:p>
          <text:p text:style-name="P1"><text:span text:style-name="T2"/></text:p>
          <text:p text:style-name="P1"><text:span text:style-name="T2"/></text:p>
        </draw:line>
        <draw:line draw:style-name="gr8" draw:text-style-name="P5" draw:layer="layout" svg:x1="12.318cm" svg:y1="15.038cm" svg:x2="14.553cm" svg:y2="15.013cm">
          <text:p text:style-name="P1"><text:span text:style-name="T3"/></text:p>
          <text:p text:style-name="P1"><text:span text:style-name="T2"/></text:p>
          <text:p text:style-name="P1"><text:span text:style-name="T2">cache values</text:span></text:p>
        </draw:line>
        <draw:custom-shape draw:style-name="gr3" draw:text-style-name="P3" xml:id="id6" draw:id="id6" draw:layer="layout" svg:width="4.445cm" svg:height="1.27cm" svg:x="1.143cm" svg:y="12.319cm">
          <text:p text:style-name="P1"><text:span text:style-name="T1">Process response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9" draw:id="id9" draw:layer="layout" svg:width="4.445cm" svg:height="1.27cm" svg:x="7.899cm" svg:y="16.64cm">
          <text:p text:style-name="P1"><text:span text:style-name="T1">Store value(s)</text:span></text:p>
          <text:p text:style-name="P1"><text:span text:style-name="T1"><text:s/></text:span><text:span text:style-name="T1">in the cach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1" draw:layer="layout" svg:x1="10.122cm" svg:y1="15.576cm" svg:x2="10.122cm" svg:y2="16.64cm" draw:start-shape="id8" draw:start-glue-point="6" draw:end-shape="id9" draw:end-glue-point="4" svg:d="m10122 15576v1064">
          <text:p/>
        </draw:connector>
        <draw:custom-shape draw:style-name="gr3" draw:text-style-name="P3" xml:id="id7" draw:id="id7" draw:layer="layout" svg:width="4.445cm" svg:height="1.27cm" svg:x="1.143cm" svg:y="10.503cm">
          <text:p text:style-name="P1"><text:span text:style-name="T1">Perform error handli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18.16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ay Young</meta:initial-creator>
    <meta:creation-date>2011-04-24T00:52:44</meta:creation-date>
    <dc:date>2011-05-08T01:47:33</dc:date>
    <dc:creator>Jay Young</dc:creator>
    <meta:editing-duration>PT1H1M59S</meta:editing-duration>
    <meta:editing-cycles>10</meta:editing-cycles>
    <meta:generator>OpenOffice.org/3.3$Unix OpenOffice.org_project/330m20$Build-9567</meta:generator>
    <meta:document-statistic meta:object-count="25"/>
  </office:meta>
</office:document-meta>
</file>